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>Computer Science Department<text:tab/><text:tab/><text:tab/>Helsinki, Finland, 2015-05-13</text:p>
      <text:p text:style-name="Text_20_body">353 Serra Mall</text:p>
      <text:p text:style-name="Text_20_body">Stanford University</text:p>
      <text:p text:style-name="Text_20_body">Stanford, CA 94305-9025</text:p>
      <text:p text:style-name="Text_20_body">USA</text:p>
      <text:p text:style-name="Text_20_body"/>
      <text:p text:style-name="Text_20_body"/>
      <text:p text:style-name="Text_20_body"/>
      <text:p text:style-name="Text_20_body"/>
      <text:p text:style-name="Text_20_body">Dear Computer Scientists at Stanford:</text:p>
      <text:p text:style-name="Text_20_body"/>
      <text:p text:style-name="Text_20_body"/>
      <text:p text:style-name="Text_20_body">I would like to order, and have mailed to me, two reports published at the Stanford University, reports on the MRS system, which system is a creation by Professor Michael R. Genesereth, namely:</text:p>
      <text:p text:style-name="Text_20_body"/>
      <text:p text:style-name="Text_20_body"/>
      <text:list xml:id="list2091137590" text:style-name="L1">
        <text:list-item>
          <text:p text:style-name="P1">STAN-CS-85-1080, "The Complete Guide to MRS" (Jun 1985); and</text:p>
        </text:list-item>
        <text:list-item>
          <text:p text:style-name="P1">KSL-85408 by Winston, Mitchell and Buchanan (1985).</text:p>
        </text:list-item>
      </text:list>
      <text:p text:style-name="Text_20_body"/>
      <text:p text:style-name="Text_20_body"/>
      <text:p text:style-name="Text_20_body">I would like to know how much it would cost to me to purchase these two documents, and have them mailed to me to Helsinki, Finland, the EU. <text:s/>Could you inform me by e-mail if these reports are still available, and how much this would cost me. <text:s/>I can mail to you a check, or an international money order, or use a wire transfer for the money.</text:p>
      <text:p text:style-name="Text_20_body"/>
      <text:p text:style-name="Text_20_body"/>
      <text:p text:style-name="Text_20_body">My e-mail is: <text:a xlink:type="simple" xlink:href="mailto:antti.ylikoski@windowslive.com">antti.ylikoski@windowslive.com</text:a></text:p>
      <text:p text:style-name="Text_20_body"/>
      <text:p text:style-name="Text_20_body"/>
      <text:p text:style-name="Text_20_body">Thank you very much, Dr Antti J Ylikoski</text:p>
      <text:p text:style-name="Text_20_body">Hiittistenkuja 5 B 11</text:p>
      <text:p text:style-name="Text_20_body">00300 HELSINKI</text:p>
      <text:p text:style-name="Text_20_body">Finland, the EU</text:p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KaitiM GB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00:50:53</dc:date>
    <dc:creator>Antti </dc:creator>
    <meta:generator>LibreOffice/3.5$Linux_x86 LibreOffice_project/350m1$Build-2</meta:generator>
    <meta:editing-duration>PT3M1S</meta:editing-duration>
    <meta:editing-cycles>3</meta:editing-cycles>
    <meta:document-statistic meta:table-count="0" meta:image-count="0" meta:object-count="0" meta:page-count="2" meta:paragraph-count="15" meta:word-count="159" meta:character-count="937" meta:non-whitespace-character-count="791"/>
  </office:meta>
</office:document-meta>
</file>